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b8c95" officeooo:paragraph-rsid="000b8c95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b8c95" officeooo:paragraph-rsid="000b8c95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b8c95" officeooo:paragraph-rsid="000b8c95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d60ae" officeooo:paragraph-rsid="000d60ae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d60ae" officeooo:paragraph-rsid="000d60ae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style="italic" fo:font-weight="normal" officeooo:rsid="000d60ae" officeooo:paragraph-rsid="000d60ae" style:font-size-asian="10.5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fo:font-weight="bold" officeooo:rsid="000d60ae" officeooo:paragraph-rsid="000d60ae" style:font-size-asian="10.5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fo:font-weight="normal" officeooo:rsid="000d60ae" officeooo:paragraph-rsid="000d60ae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position="0% 100%" fo:font-size="12pt" fo:font-style="italic" fo:font-weight="normal" officeooo:rsid="000d60ae" officeooo:paragraph-rsid="000d60ae" style:font-size-asian="10.5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position="0% 100%" fo:font-size="12pt" fo:font-style="italic" fo:font-weight="bold" officeooo:rsid="000f3463" officeooo:paragraph-rsid="000f3463" style:font-size-asian="10.5pt" style:font-style-asian="italic" style:font-weight-asian="bold" style:font-size-complex="12pt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position="0% 100%" fo:font-size="12pt" fo:font-style="italic" fo:font-weight="bold" officeooo:rsid="000d60ae" officeooo:paragraph-rsid="000d60ae" style:font-size-asian="10.5pt" style:font-style-asian="italic" style:font-weight-asian="bold" style:font-size-complex="12pt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position="0% 100%" fo:font-size="12pt" fo:font-style="normal" fo:font-weight="normal" officeooo:rsid="000f3463" officeooo:paragraph-rsid="000f3463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position="0% 100%" fo:font-size="12pt" fo:font-style="normal" fo:font-weight="normal" officeooo:rsid="000d60ae" officeooo:paragraph-rsid="000d60ae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position="0% 100%" fo:font-size="12pt" fo:font-style="normal" fo:font-weight="bold" officeooo:rsid="000f3463" officeooo:paragraph-rsid="000f3463" style:font-size-asian="10.5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style:text-position="0% 100%" fo:font-size="12pt" fo:font-style="normal" fo:font-weight="bold" officeooo:rsid="000d60ae" officeooo:paragraph-rsid="000d60ae" style:font-size-asian="10.5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text-properties officeooo:paragraph-rsid="000f3463"/>
    </style:style>
    <style:style style:name="P17" style:family="paragraph" style:parent-style-name="Text_20_body">
      <style:text-properties fo:font-style="italic" fo:font-weight="bold" officeooo:rsid="000f3463" style:font-style-asian="italic" style:font-weight-asian="bold" style:font-style-complex="italic" style:font-weight-complex="bold"/>
    </style:style>
    <style:style style:name="P18" style:family="paragraph" style:parent-style-name="Standard">
      <style:text-properties officeooo:paragraph-rsid="0014a55d"/>
    </style:style>
    <style:style style:name="P19" style:family="paragraph" style:parent-style-name="Standard">
      <style:text-properties officeooo:paragraph-rsid="0018469d"/>
    </style:style>
    <style:style style:name="P20" style:family="paragraph" style:parent-style-name="Standard">
      <style:text-properties officeooo:paragraph-rsid="00199775"/>
    </style:style>
    <style:style style:name="P21" style:family="paragraph" style:parent-style-name="Standard">
      <style:text-properties officeooo:paragraph-rsid="001a00d6"/>
    </style:style>
    <style:style style:name="P22" style:family="paragraph" style:parent-style-name="Standard">
      <style:text-properties fo:font-weight="normal" officeooo:rsid="001e2493" officeooo:paragraph-rsid="001e2493" style:font-weight-asian="normal" style:font-weight-complex="normal"/>
    </style:style>
    <style:style style:name="P23" style:family="paragraph" style:parent-style-name="Standard">
      <style:text-properties fo:font-weight="normal" officeooo:rsid="001e2493" officeooo:paragraph-rsid="001f17ff" style:font-weight-asian="normal" style:font-weight-complex="normal"/>
    </style:style>
    <style:style style:name="P24" style:family="paragraph" style:parent-style-name="Standard">
      <style:text-properties fo:font-weight="normal" officeooo:rsid="001f17ff" officeooo:paragraph-rsid="001f17ff" style:font-weight-asian="normal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text-position="0% 100%" fo:font-size="12pt" fo:font-style="normal" fo:font-weight="normal" officeooo:rsid="000d60ae" officeooo:paragraph-rsid="000d60ae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2">
      <style:paragraph-properties fo:text-align="start" style:justify-single-word="false"/>
      <style:text-properties style:text-position="0% 100%" fo:font-size="12pt" fo:font-style="normal" fo:font-weight="normal" officeooo:rsid="000f3463" officeooo:paragraph-rsid="000f3463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4">
      <style:paragraph-properties fo:text-align="start" style:justify-single-word="false"/>
      <style:text-properties style:text-position="0% 100%" fo:font-size="12pt" fo:font-style="normal" fo:font-weight="normal" officeooo:rsid="000f3463" officeooo:paragraph-rsid="000f3463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6">
      <style:paragraph-properties fo:text-align="start" style:justify-single-word="false"/>
      <style:text-properties style:text-position="0% 100%" fo:font-size="12pt" fo:font-style="normal" fo:font-weight="normal" officeooo:rsid="000f3463" officeooo:paragraph-rsid="000f3463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list-style-name="L7">
      <style:paragraph-properties fo:text-align="start" style:justify-single-word="false"/>
      <style:text-properties style:text-position="0% 100%" fo:font-size="12pt" fo:font-style="normal" fo:font-weight="normal" officeooo:rsid="000f3463" officeooo:paragraph-rsid="000f3463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list-style-name="L8">
      <style:paragraph-properties fo:text-align="start" style:justify-single-word="false"/>
      <style:text-properties style:text-position="0% 100%" fo:font-size="12pt" fo:font-style="normal" fo:font-weight="normal" officeooo:rsid="000f3463" officeooo:paragraph-rsid="000f3463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 style:list-style-name="L4">
      <style:paragraph-properties fo:text-align="start" style:justify-single-word="false"/>
      <style:text-properties style:text-position="0% 100%" fo:font-size="12pt" fo:font-style="normal" fo:font-weight="bold" officeooo:rsid="000f3463" officeooo:paragraph-rsid="000f3463" style:font-size-asian="10.5pt" style:font-style-asian="normal" style:font-weight-asian="bold" style:font-size-complex="12pt" style:font-style-complex="normal" style:font-weight-complex="bold"/>
    </style:style>
    <style:style style:name="P32" style:family="paragraph" style:parent-style-name="Standard" style:list-style-name="L6">
      <style:paragraph-properties fo:text-align="start" style:justify-single-word="false"/>
      <style:text-properties style:text-position="0% 100%" fo:font-size="12pt" fo:font-style="normal" fo:font-weight="bold" officeooo:rsid="000f3463" officeooo:paragraph-rsid="000f3463" style:font-size-asian="10.5pt" style:font-style-asian="normal" style:font-weight-asian="bold" style:font-size-complex="12pt" style:font-style-complex="normal" style:font-weight-complex="bold"/>
    </style:style>
    <style:style style:name="P33" style:family="paragraph" style:parent-style-name="Standard" style:list-style-name="L7">
      <style:paragraph-properties fo:text-align="start" style:justify-single-word="false"/>
      <style:text-properties style:text-position="0% 100%" fo:font-size="12pt" fo:font-style="normal" fo:font-weight="bold" officeooo:rsid="000f3463" officeooo:paragraph-rsid="000f3463" style:font-size-asian="10.5pt" style:font-style-asian="normal" style:font-weight-asian="bold" style:font-size-complex="12pt" style:font-style-complex="normal" style:font-weight-complex="bold"/>
    </style:style>
    <style:style style:name="P34" style:family="paragraph" style:parent-style-name="Standard" style:list-style-name="L2">
      <style:paragraph-properties fo:text-align="start" style:justify-single-word="false"/>
      <style:text-properties style:text-position="0% 100%" fo:font-size="12pt" fo:font-style="italic" fo:font-weight="bold" officeooo:rsid="000f3463" officeooo:paragraph-rsid="000f3463" style:font-size-asian="10.5pt" style:font-style-asian="italic" style:font-weight-asian="bold" style:font-size-complex="12pt" style:font-style-complex="italic" style:font-weight-complex="bold"/>
    </style:style>
    <style:style style:name="P35" style:family="paragraph" style:parent-style-name="Standard">
      <style:text-properties style:text-position="0% 100%" style:font-name="Liberation Serif" fo:font-style="normal" fo:font-weight="normal" officeooo:rsid="001e2493" officeooo:paragraph-rsid="001e2493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style:text-position="0% 100%" style:font-name="Liberation Serif" fo:font-style="normal" fo:font-weight="normal" officeooo:rsid="001e2493" officeooo:paragraph-rsid="001f17ff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style:text-position="0% 100%" style:font-name="Liberation Serif" fo:font-style="normal" fo:font-weight="normal" officeooo:rsid="001f17ff" officeooo:paragraph-rsid="001f17ff" style:font-style-asian="normal" style:font-weight-asian="normal" style:font-style-complex="normal" style:font-weight-complex="normal"/>
    </style:style>
    <style:style style:name="P38" style:family="paragraph" style:parent-style-name="Standard" style:list-style-name="L3">
      <style:paragraph-properties fo:text-align="start" style:justify-single-word="false"/>
      <style:text-properties officeooo:paragraph-rsid="000f3463"/>
    </style:style>
    <style:style style:name="P39" style:family="paragraph" style:parent-style-name="Standard" style:list-style-name="L5">
      <style:paragraph-properties fo:text-align="start" style:justify-single-word="false"/>
      <style:text-properties officeooo:paragraph-rsid="000f3463"/>
    </style:style>
    <style:style style:name="P40" style:family="paragraph" style:parent-style-name="Standard" style:list-style-name="L9">
      <style:text-properties officeooo:paragraph-rsid="000f3463"/>
    </style:style>
    <style:style style:name="P41" style:family="paragraph" style:parent-style-name="Standard" style:list-style-name="L10">
      <style:text-properties officeooo:paragraph-rsid="000f3463"/>
    </style:style>
    <style:style style:name="P42" style:family="paragraph" style:parent-style-name="Standard" style:list-style-name="L11">
      <style:text-properties officeooo:paragraph-rsid="000f3463"/>
    </style:style>
    <style:style style:name="P43" style:family="paragraph" style:parent-style-name="Standard" style:list-style-name="L12">
      <style:text-properties officeooo:paragraph-rsid="000f3463"/>
    </style:style>
    <style:style style:name="P44" style:family="paragraph" style:parent-style-name="Standard" style:list-style-name="L13">
      <style:text-properties officeooo:paragraph-rsid="0018469d"/>
    </style:style>
    <style:style style:name="P45" style:family="paragraph" style:parent-style-name="Standard" style:list-style-name="L14">
      <style:text-properties officeooo:paragraph-rsid="0018469d"/>
    </style:style>
    <style:style style:name="P46" style:family="paragraph" style:parent-style-name="Standard" style:list-style-name="L15">
      <style:text-properties officeooo:paragraph-rsid="0018469d"/>
    </style:style>
    <style:style style:name="P47" style:family="paragraph" style:parent-style-name="Standard" style:list-style-name="L16">
      <style:text-properties officeooo:paragraph-rsid="0018469d"/>
    </style:style>
    <style:style style:name="P48" style:family="paragraph" style:parent-style-name="Standard" style:list-style-name="L17">
      <style:text-properties officeooo:paragraph-rsid="0018469d"/>
    </style:style>
    <style:style style:name="P49" style:family="paragraph" style:parent-style-name="Standard" style:list-style-name="L18">
      <style:text-properties officeooo:paragraph-rsid="00199775"/>
    </style:style>
    <style:style style:name="P50" style:family="paragraph" style:parent-style-name="Standard" style:list-style-name="L19">
      <style:text-properties officeooo:paragraph-rsid="00199775"/>
    </style:style>
    <style:style style:name="P51" style:family="paragraph" style:parent-style-name="Standard" style:list-style-name="L20">
      <style:text-properties officeooo:paragraph-rsid="00199775"/>
    </style:style>
    <style:style style:name="P52" style:family="paragraph" style:parent-style-name="Standard" style:list-style-name="L21">
      <style:text-properties officeooo:paragraph-rsid="00199775"/>
    </style:style>
    <style:style style:name="P53" style:family="paragraph" style:parent-style-name="Standard" style:list-style-name="L22">
      <style:text-properties officeooo:paragraph-rsid="00199775"/>
    </style:style>
    <style:style style:name="P54" style:family="paragraph" style:parent-style-name="Standard" style:list-style-name="L23">
      <style:text-properties officeooo:paragraph-rsid="00199775"/>
    </style:style>
    <style:style style:name="P55" style:family="paragraph" style:parent-style-name="Standard" style:list-style-name="L24">
      <style:text-properties officeooo:paragraph-rsid="001a00d6"/>
    </style:style>
    <style:style style:name="P56" style:family="paragraph" style:parent-style-name="Standard" style:list-style-name="L25">
      <style:text-properties officeooo:paragraph-rsid="001a00d6"/>
    </style:style>
    <style:style style:name="P57" style:family="paragraph" style:parent-style-name="Standard" style:list-style-name="L26">
      <style:text-properties officeooo:paragraph-rsid="001a00d6"/>
    </style:style>
    <style:style style:name="P58" style:family="paragraph" style:parent-style-name="Standard" style:list-style-name="L27">
      <style:text-properties officeooo:paragraph-rsid="001a00d6"/>
    </style:style>
    <style:style style:name="P59" style:family="paragraph" style:parent-style-name="Standard">
      <style:text-properties fo:font-weight="normal" officeooo:rsid="001f17ff" officeooo:paragraph-rsid="001f17ff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0% 100%"/>
    </style:style>
    <style:style style:name="T3" style:family="text">
      <style:text-properties style:text-position="0% 100%" fo:font-size="12pt" fo:font-style="italic" fo:font-weight="normal" officeooo:rsid="000f3463" style:font-size-asian="10.5pt" style:font-style-asian="italic" style:font-weight-asian="normal" style:font-size-complex="12pt" style:font-style-complex="italic" style:font-weight-complex="normal"/>
    </style:style>
    <style:style style:name="T4" style:family="text">
      <style:text-properties style:text-position="0% 100%" fo:font-size="12pt" fo:font-style="normal" fo:font-weight="bold" officeooo:rsid="000f3463" style:font-size-asian="10.5pt" style:font-style-asian="normal" style:font-weight-asian="bold" style:font-size-complex="12pt" style:font-style-complex="normal" style:font-weight-complex="bold"/>
    </style:style>
    <style:style style:name="T5" style:family="text">
      <style:text-properties style:text-position="0% 100%" fo:font-size="12pt" fo:font-style="normal" fo:font-weight="normal" officeooo:rsid="000f3463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style:text-position="0% 100%" style:font-name="Liberation Serif" fo:font-style="normal" fo:font-weight="normal" officeooo:rsid="00199775" style:font-style-asian="normal" style:font-weight-asian="normal" style:font-style-complex="normal" style:font-weight-complex="normal"/>
    </style:style>
    <style:style style:name="T7" style:family="text">
      <style:text-properties style:text-position="0% 100%" style:font-name="Liberation Serif" fo:font-style="normal" fo:font-weight="normal" officeooo:rsid="001a00d6" style:font-style-asian="normal" style:font-weight-asian="normal" style:font-style-complex="normal" style:font-weight-complex="normal"/>
    </style:style>
    <style:style style:name="T8" style:family="text">
      <style:text-properties style:text-position="0% 100%" style:font-name="Liberation Serif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style:text-position="0% 100%" style:font-name="Liberation Serif" fo:font-style="normal" fo:font-weight="bold" officeooo:rsid="00199775" style:font-style-asian="normal" style:font-weight-asian="bold" style:font-style-complex="normal" style:font-weight-complex="bold"/>
    </style:style>
    <style:style style:name="T10" style:family="text">
      <style:text-properties style:text-position="0% 100%" style:font-name="Liberation Serif" fo:font-style="normal" fo:font-weight="bold" officeooo:rsid="001a00d6" style:font-style-asian="normal" style:font-weight-asian="bold" style:font-style-complex="normal" style:font-weight-complex="bold"/>
    </style:style>
    <style:style style:name="T11" style:family="text">
      <style:text-properties style:text-position="0% 100%" style:font-name="Liberation Serif" fo:font-style="normal" fo:font-weight="bold" officeooo:rsid="001f17ff" style:font-style-asian="normal" style:font-weight-asian="bold" style:font-style-complex="normal" style:font-weight-complex="bold"/>
    </style:style>
    <style:style style:name="T12" style:family="text">
      <style:text-properties style:text-position="0% 100%" style:font-name="Liberation Serif" fo:font-style="normal" style:font-style-asian="normal" style:font-style-complex="normal"/>
    </style:style>
    <style:style style:name="T13" style:family="text">
      <style:text-properties style:text-position="0% 100%" style:font-name="Liberation Serif" fo:font-style="normal" officeooo:rsid="001f17ff" style:font-style-asian="normal" style:font-style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0" style:family="text">
      <style:text-properties style:font-name="Liberation Mono"/>
    </style:style>
    <style:style style:name="T21" style:family="text">
      <style:text-properties style:font-name="Liberation Serif" fo:font-weight="bold" officeooo:rsid="000f3463" style:font-weight-asian="bold" style:font-weight-complex="bold"/>
    </style:style>
    <style:style style:name="T22" style:family="text">
      <style:text-properties style:font-name="Liberation Serif" fo:font-weight="bold" officeooo:rsid="0014a55d" style:font-weight-asian="bold" style:font-weight-complex="bold"/>
    </style:style>
    <style:style style:name="T23" style:family="text">
      <style:text-properties style:font-name="Liberation Serif" fo:font-weight="bold" officeooo:rsid="0018469d" style:font-weight-asian="bold" style:font-weight-complex="bold"/>
    </style:style>
    <style:style style:name="T24" style:family="text">
      <style:text-properties style:font-name="Liberation Serif" fo:font-weight="normal" officeooo:rsid="000f3463" style:font-weight-asian="normal" style:font-weight-complex="normal"/>
    </style:style>
    <style:style style:name="T25" style:family="text">
      <style:text-properties style:font-name="Liberation Serif" fo:font-weight="normal" officeooo:rsid="0014a55d" style:font-weight-asian="normal" style:font-weight-complex="normal"/>
    </style:style>
    <style:style style:name="T26" style:family="text">
      <style:text-properties style:font-name="Liberation Serif" fo:font-weight="normal" officeooo:rsid="0018469d" style:font-weight-asian="normal" style:font-weight-complex="normal"/>
    </style:style>
    <style:style style:name="T27" style:family="text">
      <style:text-properties style:font-name="Liberation Serif" officeooo:rsid="0014a55d"/>
    </style:style>
    <style:style style:name="T28" style:family="text">
      <style:text-properties style:font-name="Liberation Serif" officeooo:rsid="0018469d"/>
    </style:style>
    <style:style style:name="T29" style:family="text">
      <style:text-properties style:font-name="Liberation Serif" fo:font-style="italic" fo:font-weight="normal" officeooo:rsid="0018469d" style:font-style-asian="italic" style:font-weight-asian="normal" style:font-style-complex="italic" style:font-weight-complex="normal"/>
    </style:style>
    <style:style style:name="T30" style:family="text">
      <style:text-properties style:font-name="Liberation Serif" fo:font-style="normal" fo:font-weight="normal" officeooo:rsid="0018469d" style:font-style-asian="normal" style:font-weight-asian="normal" style:font-style-complex="normal" style:font-weight-complex="normal"/>
    </style:style>
    <style:style style:name="T31" style:family="text">
      <style:text-properties style:font-name="Liberation Serif" fo:font-style="normal" fo:font-weight="normal" officeooo:rsid="00199775" style:font-style-asian="normal" style:font-weight-asian="normal" style:font-style-complex="normal" style:font-weight-complex="normal"/>
    </style:style>
    <style:style style:name="T32" style:family="text">
      <style:text-properties style:font-name="Liberation Serif" fo:font-style="normal" fo:font-weight="bold" officeooo:rsid="0018469d" style:font-style-asian="normal" style:font-weight-asian="bold" style:font-style-complex="normal" style:font-weight-complex="bold"/>
    </style:style>
    <style:style style:name="T33" style:family="text">
      <style:text-properties style:font-name="Liberation Serif" fo:font-style="normal" fo:font-weight="bold" officeooo:rsid="00199775" style:font-style-asian="normal" style:font-weight-asian="bold" style:font-style-complex="normal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otlin Basics</text:p>
      <text:p text:style-name="P2"/>
      <text:p text:style-name="P3">Developed by JetBrains, Kotlin is a concise, multi-platform language. Statically typed and runs on JVM (Java Virtual Machine)</text:p>
      <text:p text:style-name="P3"/>
      <text:p text:style-name="P4">*An <text:span text:style-name="T1">IDE (Integrated Development Environment)</text:span><text:span text:style-name="T2"> is used to edit and compile code*</text:span></text:p>
      <text:p text:style-name="P4"/>
      <text:p text:style-name="P4">100% compatible with Java</text:p>
      <text:p text:style-name="P4">null pointer exceptions included</text:p>
      <text:p text:style-name="P4">Kotlin files use the <text:span text:style-name="T1">.kt</text:span> extension(suffix)</text:p>
      <text:p text:style-name="P4"/>
      <text:p text:style-name="P5">fun main() {</text:p>
      <text:p text:style-name="P5"><text:tab/>println(“Hello World”)</text:p>
      <text:p text:style-name="P5">}</text:p>
      <text:p text:style-name="P5"><text:span text:style-name="T14">In this example </text:span>fun<text:span text:style-name="T14"> is used to declare a function. A </text:span>function<text:span text:style-name="T14"> is a block of code designed to perform a particular task. It declares the </text:span>main()<text:span text:style-name="T14"> function</text:span></text:p>
      <text:p text:style-name="P5"><text:span text:style-name="T14">The </text:span>main()<text:span text:style-name="T14"> function is used to </text:span><text:span text:style-name="T15">execute</text:span><text:span text:style-name="T14"> code</text:span></text:p>
      <text:p text:style-name="P5"><text:span text:style-name="T14">**In older kotlin versions (pre 1.3) it was required to write </text:span><text:span text:style-name="T15">fun main(args : Array&gt;String&gt;) {</text:span></text:p>
      <text:p text:style-name="P5"><text:span text:style-name="T16">println()</text:span><text:span text:style-name="T18"> is used to output values/print text (it will add a newline for each function)</text:span></text:p>
      <text:p text:style-name="P5"><text:span text:style-name="T16">print()</text:span><text:span text:style-name="T18"> is the same as println() but will not print a new line</text:span></text:p>
      <text:p text:style-name="P5"/>
      <text:p text:style-name="P7">Comments</text:p>
      <text:p text:style-name="P4"><text:span text:style-name="T16">Single line comments start with two forward slashes </text:span><text:span text:style-name="T17">//</text:span></text:p>
      <text:p text:style-name="P6">// This is a comment in Kotlin</text:p>
      <text:p text:style-name="P6"><text:span text:style-name="T16">println(“Hello World”) <text:s/></text:span>// This is a comment</text:p>
      <text:p text:style-name="P6"><text:span text:style-name="T16">Multi-line comments start with </text:span>/*<text:span text:style-name="T16"> and ends with </text:span>*/</text:p>
      <text:p text:style-name="P8">/* This is a multi line comment</text:p>
      <text:p text:style-name="P8">in Kotlin */</text:p>
      <text:p text:style-name="P6"/>
      <text:p text:style-name="P7">Variables</text:p>
      <text:p text:style-name="P13">Variables are containers for storing data values</text:p>
      <text:p text:style-name="P9"><text:span text:style-name="T16">Create a variable by using </text:span><text:span text:style-name="T17">var</text:span><text:span text:style-name="T16"> or </text:span><text:span text:style-name="T17">val</text:span><text:span text:style-name="T16"> and assign it a value with an equals sign </text:span><text:span text:style-name="T17">=</text:span></text:p>
      <text:p text:style-name="P9"><text:span text:style-name="T16">Variables created with </text:span><text:span text:style-name="T17">var</text:span><text:span text:style-name="T16"> can be changed or modified, while </text:span><text:span text:style-name="T17">val</text:span><text:span text:style-name="T16"> variables cannot</text:span></text:p>
      <text:p text:style-name="P13">Kotlin uses type inference (dynamic typing)</text:p>
      <text:p text:style-name="P13">however you can still specify the variable type: ex. var name: String = “John”</text:p>
      <text:p text:style-name="P9"><text:span text:style-name="T16">Use </text:span><text:span text:style-name="T17">val</text:span><text:span text:style-name="T16"> when you want a variable to always stay the same</text:span></text:p>
      <text:p text:style-name="P9"><text:span text:style-name="T16">To combine text and a variable use the </text:span><text:span text:style-name="T17">+</text:span><text:span text:style-name="T16"> character: ex. println(“Hello “ + name)</text:span></text:p>
      <text:p text:style-name="P13">You can also use + to add a variable to another variable: ex. val fullName = firstName + lastName</text:p>
      <text:p text:style-name="P13">For numeric values + is used as a mathematical operator: ex. x + y</text:p>
      <text:p text:style-name="P13">Variable naming conventions:</text:p>
      <text:list text:style-name="L1">
        <text:list-item>
          <text:p text:style-name="P25">Can contain letters, digits, underscores, and dollar signs</text:p>
        </text:list-item>
        <text:list-item>
          <text:p text:style-name="P25">Should start with a letter</text:p>
        </text:list-item>
        <text:list-item>
          <text:p text:style-name="P25">Can begin with $ and _</text:p>
        </text:list-item>
        <text:list-item>
          <text:p text:style-name="P25">Case sensitive (myVar and myvar are different)</text:p>
        </text:list-item>
        <text:list-item>
          <text:p text:style-name="P25">Should start with a lowercase letter and it cannot contain whitespace</text:p>
        </text:list-item>
        <text:list-item>
          <text:p text:style-name="P25">Reserved words (var, String, etc) cannot be used as names</text:p>
        </text:list-item>
        <text:list-item>
          <text:p text:style-name="P25">camelCase is considered good practice but not required</text:p>
        </text:list-item>
      </text:list>
      <text:p text:style-name="P9"/>
      <text:p text:style-name="P11"><text:soft-page-break/></text:p>
      <text:p text:style-name="P15">Data Types</text:p>
      <text:p text:style-name="P10"><text:span text:style-name="T18">In Kotlin, the </text:span><text:span text:style-name="T14">type</text:span><text:span text:style-name="T18"> of a variable is decided by its value</text:span></text:p>
      <text:p text:style-name="P12">Although sometimes you must specify the type</text:p>
      <text:p text:style-name="P10"><text:span text:style-name="T18">Data types: </text:span><text:span text:style-name="T16">Numbers Characters Booleans Strings Arrays</text:span></text:p>
      <text:p text:style-name="P14">Numbers:</text:p>
      <text:list text:style-name="L2">
        <text:list-item>
          <text:p text:style-name="P34"><text:span text:style-name="Strong_20_Emphasis"><text:span text:style-name="T16">Integer types</text:span></text:span><text:span text:style-name="T18"> store whole numbers, positive or negative (such as 123 or -456), without decimals. Valid types are </text:span><text:span text:style-name="Source_20_Text"><text:span text:style-name="T18">Byte</text:span></text:span><text:span text:style-name="T18">, </text:span><text:span text:style-name="Source_20_Text"><text:span text:style-name="T18">Short</text:span></text:span><text:span text:style-name="T18">, </text:span><text:span text:style-name="Source_20_Text"><text:span text:style-name="T18">Int</text:span></text:span><text:span text:style-name="T18"> and </text:span><text:span text:style-name="Source_20_Text"><text:span text:style-name="T18">Long</text:span></text:span></text:p>
        </text:list-item>
        <text:list-item>
          <text:p text:style-name="P26"><text:span text:style-name="T1">Floating point types</text:span> represent numbers with a fractional part, containing one or more decimals. There are two types: <text:span text:style-name="T20">Float</text:span> and <text:span text:style-name="T20">Double</text:span></text:p>
        </text:list-item>
      </text:list>
      <text:p text:style-name="P12"><text:tab/><text:span text:style-name="T1">Integer Types:</text:span></text:p>
      <text:list text:style-name="L3">
        <text:list-item>
          <text:p text:style-name="P38"><text:span text:style-name="T4">Byte</text:span><text:span text:style-name="T5"> – can store whole numbers from -128 to 127, used to save memory</text:span></text:p>
        </text:list-item>
        <text:list-item>
          <text:p text:style-name="P38"><text:span text:style-name="T4">Short</text:span><text:span text:style-name="T5"> – can store whole numbers from -32768 to 32767</text:span></text:p>
        </text:list-item>
        <text:list-item>
          <text:p text:style-name="P38"><text:span text:style-name="T4">Int</text:span><text:span text:style-name="T5"> – can store whole numbers from -2147483648 to 2147483647</text:span></text:p>
        </text:list-item>
        <text:list-item>
          <text:p text:style-name="P38"><text:span text:style-name="T4">Long</text:span><text:span text:style-name="T5"> - can store whole numbers from -9223372036854775808 to 9223372036854775807. This <text:tab/>is used when Int is not large enough to store the value. Optionally, you can end the value with an "L"</text:span></text:p>
        </text:list-item>
      </text:list>
      <text:p text:style-name="P12"><text:tab/><text:span text:style-name="T1">Floating point types:</text:span></text:p>
      <text:list text:style-name="L4">
        <text:list-item>
          <text:p text:style-name="P31">Float<text:span text:style-name="T14"> and </text:span>Double<text:span text:style-name="T14"> represent numbers with a decimal</text:span></text:p>
        </text:list-item>
        <text:list-item>
          <text:p text:style-name="P27">Float is only six or seven decimal digit precision</text:p>
        </text:list-item>
        <text:list-item>
          <text:p text:style-name="P27">Double variables have precision up to about 15 digits</text:p>
        </text:list-item>
        <text:list-item>
          <text:p text:style-name="P27">Can also be a Scientific number with an ‘e’ or ‘E’ to indicate the power of 10</text:p>
        </text:list-item>
      </text:list>
      <text:p text:style-name="P14">Booleans:</text:p>
      <text:list text:style-name="L5">
        <text:list-item>
          <text:p text:style-name="P39"><text:span text:style-name="T5">Can only store </text:span><text:span text:style-name="T4">true</text:span><text:span text:style-name="T5"> or </text:span><text:span text:style-name="T4">false</text:span></text:p>
        </text:list-item>
        <text:list-item>
          <text:p text:style-name="P39"><text:span text:style-name="T3">mostly</text:span><text:span text:style-name="T5"> used for conditional testing</text:span></text:p>
        </text:list-item>
      </text:list>
      <text:p text:style-name="P14">Characters:</text:p>
      <text:list text:style-name="L6">
        <text:list-item>
          <text:p text:style-name="P32">Char<text:span text:style-name="T14"> type is used to store a single character</text:span></text:p>
        </text:list-item>
        <text:list-item>
          <text:p text:style-name="P28">Must be surrounded by ‘single quotes’: ex. ‘A’ or ‘c’</text:p>
        </text:list-item>
        <text:list-item>
          <text:p text:style-name="P28">Unlike Java you cannot use ASCII values to display certain characters</text:p>
        </text:list-item>
      </text:list>
      <text:p text:style-name="P14">Strings:</text:p>
      <text:list text:style-name="L7">
        <text:list-item>
          <text:p text:style-name="P33">String<text:span text:style-name="T14"> data type is used to store a sequence of characters</text:span></text:p>
        </text:list-item>
        <text:list-item>
          <text:p text:style-name="P29">Must be surrounded by “double quotes”: ex. “Hello”</text:p>
        </text:list-item>
      </text:list>
      <text:p text:style-name="P14">Arrays:</text:p>
      <text:list text:style-name="L8">
        <text:list-item>
          <text:p text:style-name="P30">Used to store multiple values in a single variables</text:p>
        </text:list-item>
      </text:list>
      <text:p text:style-name="P14">Type conversion<text:span text:style-name="T14"> is when you convert the value of one data type to another type</text:span></text:p>
      <text:p text:style-name="P12">To convert a numeric data type to another type you must use one of the following functions:</text:p>
      <text:p text:style-name="P17"><text:span text:style-name="Source_20_Text"><text:span text:style-name="T19">toByte()</text:span></text:span><text:span text:style-name="T19">, </text:span><text:span text:style-name="Source_20_Text"><text:span text:style-name="T19">toShort()</text:span></text:span><text:span text:style-name="T19">, </text:span><text:span text:style-name="Source_20_Text"><text:span text:style-name="T19">toInt()</text:span></text:span><text:span text:style-name="T19">, </text:span><text:span text:style-name="Source_20_Text"><text:span text:style-name="T19">toLong()</text:span></text:span><text:span text:style-name="T19">, </text:span><text:span text:style-name="Source_20_Text"><text:span text:style-name="T19">toFloat()</text:span></text:span><text:span text:style-name="T19">, </text:span><text:span text:style-name="Source_20_Text"><text:span text:style-name="T19">toDouble()</text:span></text:span><text:span text:style-name="T19"> or </text:span><text:span text:style-name="Source_20_Text"><text:span text:style-name="T19">toChar()</text:span></text:span></text:p>
      <text:p text:style-name="Standard"><text:span text:style-name="Source_20_Text"/></text:p>
      <text:p text:style-name="P16"><text:span text:style-name="Source_20_Text"><text:span text:style-name="T21">Operators</text:span></text:span></text:p>
      <text:p text:style-name="P16"><text:span text:style-name="Source_20_Text"><text:span text:style-name="T24">The value is called an </text:span></text:span><text:span text:style-name="Source_20_Text"><text:span text:style-name="T21">operand</text:span></text:span><text:span text:style-name="Source_20_Text"><text:span text:style-name="T24"> while the operation is defined by an </text:span></text:span><text:span text:style-name="Source_20_Text"><text:span text:style-name="T21">operator</text:span></text:span></text:p>
      <text:p text:style-name="P16"><text:span text:style-name="Source_20_Text"><text:span text:style-name="T21">Arithmetic Operators:</text:span></text:span></text:p>
      <text:list text:style-name="L9">
        <text:list-item>
          <text:p text:style-name="P40"><text:span text:style-name="Source_20_Text"><text:span text:style-name="T21">+<text:tab/>Addition<text:tab/>x + y</text:span></text:span></text:p>
        </text:list-item>
        <text:list-item>
          <text:p text:style-name="P40"><text:span text:style-name="Source_20_Text"><text:span text:style-name="T21">-<text:tab/>Subtraction<text:tab/>x - y</text:span></text:span></text:p>
        </text:list-item>
        <text:list-item>
          <text:p text:style-name="P40"><text:span text:style-name="Source_20_Text"><text:span text:style-name="T21">*<text:tab/>Multiplication<text:tab/>x * y</text:span></text:span></text:p>
        </text:list-item>
        <text:list-item>
          <text:p text:style-name="P40"><text:span text:style-name="Source_20_Text"><text:span text:style-name="T21">/<text:tab/>Division<text:tab/>x / y</text:span></text:span></text:p>
        </text:list-item>
        <text:list-item>
          <text:p text:style-name="P40"><text:span text:style-name="Source_20_Text"><text:span text:style-name="T21">%<text:tab/>Modulus<text:tab/>x % y</text:span></text:span></text:p>
        </text:list-item>
        <text:list-item>
          <text:p text:style-name="P40"><text:span text:style-name="Source_20_Text"><text:span text:style-name="T21">++<text:tab/>Increment<text:tab/>++x</text:span></text:span></text:p>
        </text:list-item>
        <text:list-item>
          <text:p text:style-name="P40"><text:span text:style-name="Source_20_Text"><text:span text:style-name="T21">--<text:tab/>Decrement<text:tab/>--x</text:span></text:span></text:p>
        </text:list-item>
      </text:list>
      <text:p text:style-name="P16"><text:soft-page-break/><text:span text:style-name="Source_20_Text"><text:span text:style-name="T21">Assignment Operators:</text:span></text:span></text:p>
      <text:p text:style-name="P16"><text:span text:style-name="Source_20_Text"><text:span text:style-name="T24">Used to assign values to variables</text:span></text:span></text:p>
      <text:list text:style-name="L10">
        <text:list-item>
          <text:p text:style-name="P41"><text:span text:style-name="Source_20_Text"><text:span text:style-name="T21">=<text:tab/>x = 5<text:tab/><text:tab/>x = 5</text:span></text:span></text:p>
        </text:list-item>
        <text:list-item>
          <text:p text:style-name="P41"><text:span text:style-name="Source_20_Text"><text:span text:style-name="T21">+=<text:tab/>x += 3<text:tab/><text:tab/>x = x + 3</text:span></text:span></text:p>
        </text:list-item>
        <text:list-item>
          <text:p text:style-name="P41"><text:span text:style-name="Source_20_Text"><text:span text:style-name="T21">-=<text:tab/>x -=3<text:tab/><text:tab/>x = x – 3</text:span></text:span></text:p>
        </text:list-item>
        <text:list-item>
          <text:p text:style-name="P41"><text:span text:style-name="Source_20_Text"><text:span text:style-name="T21">*=<text:tab/>x *= 3<text:tab/><text:tab/>x = x * 3</text:span></text:span></text:p>
        </text:list-item>
        <text:list-item>
          <text:p text:style-name="P41"><text:span text:style-name="Source_20_Text"><text:span text:style-name="T21">/=<text:tab/>x /= 3<text:tab/><text:tab/>x = x / 3</text:span></text:span></text:p>
        </text:list-item>
        <text:list-item>
          <text:p text:style-name="P41"><text:span text:style-name="Source_20_Text"><text:span text:style-name="T21">%=<text:tab/>x %= 3<text:tab/>x = x % 3</text:span></text:span></text:p>
        </text:list-item>
      </text:list>
      <text:p text:style-name="P16"><text:span text:style-name="Source_20_Text"/></text:p>
      <text:p text:style-name="P16"><text:span text:style-name="Source_20_Text"><text:span text:style-name="T21">Comparison Operators:</text:span></text:span></text:p>
      <text:p text:style-name="P16"><text:span text:style-name="Source_20_Text"><text:span text:style-name="T24">Used to compare two values and returns a </text:span></text:span><text:span text:style-name="Source_20_Text"><text:span text:style-name="T21">Boolean</text:span></text:span><text:span text:style-name="Source_20_Text"><text:span text:style-name="T24"> value</text:span></text:span></text:p>
      <text:list text:style-name="L11">
        <text:list-item>
          <text:p text:style-name="P42"><text:span text:style-name="Source_20_Text"><text:span text:style-name="T21">==<text:tab/>Equal to<text:tab/>x == y</text:span></text:span></text:p>
        </text:list-item>
        <text:list-item>
          <text:p text:style-name="P42"><text:span text:style-name="Source_20_Text"><text:span text:style-name="T21">!=<text:tab/>Not equal<text:tab/>x != y</text:span></text:span></text:p>
        </text:list-item>
        <text:list-item>
          <text:p text:style-name="P42"><text:span text:style-name="Source_20_Text"><text:span text:style-name="T21">&gt;<text:tab/>Greater than<text:tab/>x &gt; y</text:span></text:span></text:p>
        </text:list-item>
        <text:list-item>
          <text:p text:style-name="P42"><text:span text:style-name="Source_20_Text"><text:span text:style-name="T21">&lt;<text:tab/>Less than<text:tab/>x &lt; y</text:span></text:span></text:p>
        </text:list-item>
        <text:list-item>
          <text:p text:style-name="P42"><text:span text:style-name="Source_20_Text"><text:span text:style-name="T21">&gt;= Greater than or equal to<text:tab/><text:tab/>x &gt;= y</text:span></text:span></text:p>
        </text:list-item>
        <text:list-item>
          <text:p text:style-name="P42"><text:span text:style-name="Source_20_Text"><text:span text:style-name="T21">&lt;= Less than or equal to<text:tab/><text:tab/>x &lt;= y</text:span></text:span></text:p>
        </text:list-item>
      </text:list>
      <text:p text:style-name="P16"><text:span text:style-name="Source_20_Text"/></text:p>
      <text:p text:style-name="P16"><text:span text:style-name="Source_20_Text"><text:span text:style-name="T21">Logical operators:</text:span></text:span></text:p>
      <text:p text:style-name="P16"><text:span text:style-name="Source_20_Text"><text:span text:style-name="T24">Used to determine the logic between variables or values</text:span></text:span></text:p>
      <text:list text:style-name="L12">
        <text:list-item>
          <text:p text:style-name="P43"><text:span text:style-name="Source_20_Text"><text:span text:style-name="T24">&amp;&amp;<text:tab/>Logical and</text:span></text:span></text:p>
        </text:list-item>
        <text:list-item>
          <text:p text:style-name="P43"><text:span text:style-name="Source_20_Text"><text:span text:style-name="T24">||<text:tab/>Logical or</text:span></text:span></text:p>
        </text:list-item>
        <text:list-item>
          <text:p text:style-name="P43"><text:span text:style-name="Source_20_Text"><text:span text:style-name="T24">!<text:tab/>Logical not</text:span></text:span></text:p>
        </text:list-item>
      </text:list>
      <text:p text:style-name="P16"><text:span text:style-name="Source_20_Text"/></text:p>
      <text:p text:style-name="P18"><text:span text:style-name="Source_20_Text"><text:span text:style-name="T22">Kotlin Strings</text:span></text:span></text:p>
      <text:p text:style-name="P18"><text:span text:style-name="Source_20_Text"><text:span text:style-name="T25">a collection of characters surrounded by double quotes</text:span></text:span></text:p>
      <text:p text:style-name="P18"><text:span text:style-name="Source_20_Text"><text:span text:style-name="T27">/*if you create a String without assigning the value, you must specify the type while declaring the variable*/</text:span></text:span></text:p>
      <text:p text:style-name="P18"><text:span text:style-name="Source_20_Text"><text:span text:style-name="T27">to </text:span></text:span><text:span text:style-name="Source_20_Text"><text:span text:style-name="T22">access</text:span></text:span><text:span text:style-name="Source_20_Text"><text:span text:style-name="T25"> the characters of a string, you must refer to the </text:span></text:span><text:span text:style-name="Source_20_Text"><text:span text:style-name="T22">index number</text:span></text:span><text:span text:style-name="Source_20_Text"><text:span text:style-name="T25"> inside </text:span></text:span><text:span text:style-name="Source_20_Text"><text:span text:style-name="T22">square brackets</text:span></text:span></text:p>
      <text:p text:style-name="P18"><text:span text:style-name="Source_20_Text"><text:span text:style-name="T25">string indexes start at </text:span></text:span><text:span text:style-name="Source_20_Text"><text:span text:style-name="T22">[0]</text:span></text:span></text:p>
      <text:p text:style-name="P18"><text:span text:style-name="Source_20_Text"><text:span text:style-name="T25">txt.length</text:span></text:span></text:p>
      <text:p text:style-name="P18"><text:span text:style-name="Source_20_Text"><text:span text:style-name="T25">toUppercase() and toLowerCase()</text:span></text:span></text:p>
      <text:p text:style-name="P18"><text:span text:style-name="Source_20_Text"><text:span text:style-name="T25">compareTo(string) compares two strings and returns 0 if both are equal: println(txt.compareTo(txt2))</text:span></text:span></text:p>
      <text:p text:style-name="P18"><text:span text:style-name="Source_20_Text"><text:span text:style-name="T25">indexOf() returns the index of the first occurrence of a specified text in a string (incl. Whitespace)</text:span></text:span></text:p>
      <text:p text:style-name="P18"><text:span text:style-name="Source_20_Text"><text:span text:style-name="T25">to use quotes in a string use single quotes: var txt1 = “It’s working”</text:span></text:span></text:p>
      <text:p text:style-name="P18"><text:span text:style-name="Source_20_Text"><text:span text:style-name="T25">the </text:span></text:span><text:span text:style-name="Source_20_Text"><text:span text:style-name="T22">+</text:span></text:span><text:span text:style-name="Source_20_Text"><text:span text:style-name="T25"> operator can also </text:span></text:span><text:span text:style-name="Source_20_Text"><text:span text:style-name="T22">concatenate</text:span></text:span><text:span text:style-name="Source_20_Text"><text:span text:style-name="T25"> strings together (.plus(txt) also concatenates)</text:span></text:span></text:p>
      <text:p text:style-name="P18"><text:span text:style-name="Source_20_Text"><text:span text:style-name="T22">$</text:span></text:span><text:span text:style-name="Source_20_Text"><text:span text:style-name="T25"> is an easy way to add variables and expressions inside a string</text:span></text:span></text:p>
      <text:p text:style-name="P18"><text:span text:style-name="Source_20_Text"><text:span text:style-name="T25"><text:tab/>println(“My name is $firstName $lastName”)</text:span></text:span></text:p>
      <text:p text:style-name="P18"><text:span text:style-name="Source_20_Text"/></text:p>
      <text:p text:style-name="P18"><text:span text:style-name="Source_20_Text"><text:span text:style-name="T22">Kotlin Booleans</text:span></text:span></text:p>
      <text:p text:style-name="P19"><text:span text:style-name="Source_20_Text"><text:span text:style-name="T26">Can either be true or false | can be declared with the </text:span></text:span><text:span text:style-name="Source_20_Text"><text:span text:style-name="T23">Boolean</text:span></text:span><text:span text:style-name="Source_20_Text"><text:span text:style-name="T26"> keyword or just inferred</text:span></text:span></text:p>
      <text:p text:style-name="P19"><text:span text:style-name="Source_20_Text"><text:span text:style-name="T28">a Boolean expression </text:span></text:span><text:span text:style-name="Source_20_Text"><text:span text:style-name="T23">returns</text:span></text:span><text:span text:style-name="Source_20_Text"><text:span text:style-name="T26"> either </text:span></text:span><text:span text:style-name="Source_20_Text"><text:span text:style-name="T29">true</text:span></text:span><text:span text:style-name="Source_20_Text"><text:span text:style-name="T30"> or </text:span></text:span><text:span text:style-name="Source_20_Text"><text:span text:style-name="T29">false</text:span></text:span></text:p>
      <text:p text:style-name="P19"><text:span text:style-name="Source_20_Text"><text:span text:style-name="T30">you can use a </text:span></text:span><text:span text:style-name="Source_20_Text"><text:span text:style-name="T32">comparison operator</text:span></text:span><text:span text:style-name="Source_20_Text"><text:span text:style-name="T30"> to find out if an expression is true</text:span></text:span></text:p>
      <text:p text:style-name="P19"><text:span text:style-name="Source_20_Text"/></text:p>
      <text:p text:style-name="P19"><text:span text:style-name="Source_20_Text"><text:span text:style-name="T32">Kotlin Conditionals</text:span></text:span></text:p>
      <text:p text:style-name="P19"><text:span text:style-name="Source_20_Text"><text:span text:style-name="T32">if</text:span></text:span><text:span text:style-name="Source_20_Text"><text:span text:style-name="T30"> specifies a block of code to run if a condition is </text:span></text:span><text:span text:style-name="Source_20_Text"><text:span text:style-name="T32">true</text:span></text:span></text:p>
      <text:list text:style-name="L13">
        <text:list-item>
          <text:p text:style-name="P44"><text:span text:style-name="Source_20_Text"><text:span text:style-name="T30">if (20 &gt; 18) {</text:span></text:span></text:p>
          <text:list>
            <text:list-header>
              <text:p text:style-name="P44"><text:span text:style-name="Source_20_Text"><text:span text:style-name="T30">println(“20 is greater than 18”)</text:span></text:span></text:p>
            </text:list-header>
          </text:list>
        </text:list-item>
      </text:list>
      <text:p text:style-name="P19"><text:span text:style-name="Source_20_Text"><text:span text:style-name="T30"><text:tab/>}</text:span></text:span></text:p>
      <text:p text:style-name="P19"><text:soft-page-break/><text:span text:style-name="Source_20_Text"><text:span text:style-name="T32">else</text:span></text:span><text:span text:style-name="Source_20_Text"><text:span text:style-name="T30"> specifies a block of code to run if the condition is </text:span></text:span><text:span text:style-name="Source_20_Text"><text:span text:style-name="T32">false</text:span></text:span></text:p>
      <text:list text:style-name="L14">
        <text:list-item>
          <text:p text:style-name="P45"><text:span text:style-name="Source_20_Text"><text:span text:style-name="T30">val time = 20</text:span></text:span></text:p>
          <text:p text:style-name="P45"><text:span text:style-name="Source_20_Text"><text:span text:style-name="T30">if (18 &gt; time) {</text:span></text:span></text:p>
          <text:list>
            <text:list-header>
              <text:p text:style-name="P45"><text:span text:style-name="Source_20_Text"><text:span text:style-name="T30">println(“this won’t run”)</text:span></text:span></text:p>
            </text:list-header>
          </text:list>
        </text:list-item>
      </text:list>
      <text:p text:style-name="P19"><text:span text:style-name="Source_20_Text"><text:span text:style-name="T30"><text:tab/>} else {</text:span></text:span></text:p>
      <text:p text:style-name="P19"><text:span text:style-name="Source_20_Text"><text:span text:style-name="T30"><text:tab/> <text:s text:c="6"/>println(“this will run”)</text:span></text:span></text:p>
      <text:p text:style-name="P19"><text:span text:style-name="Source_20_Text"><text:span text:style-name="T30"><text:tab/>}</text:span></text:span></text:p>
      <text:p text:style-name="P19"><text:span text:style-name="Source_20_Text"><text:span text:style-name="T32">else if</text:span></text:span><text:span text:style-name="Source_20_Text"><text:span text:style-name="T30"> specifies a new condition if the first condition is </text:span></text:span><text:span text:style-name="Source_20_Text"><text:span text:style-name="T32">false</text:span></text:span></text:p>
      <text:list text:style-name="L15">
        <text:list-item>
          <text:p text:style-name="P46"><text:span text:style-name="Source_20_Text"><text:span text:style-name="T30">if (condition1) {</text:span></text:span></text:p>
        </text:list-item>
      </text:list>
      <text:p text:style-name="P19"><text:span text:style-name="Source_20_Text"><text:span text:style-name="T30"><text:tab/> <text:s text:c="4"/>// block of code to run</text:span></text:span></text:p>
      <text:p text:style-name="P19"><text:span text:style-name="Source_20_Text"><text:span text:style-name="T30"><text:tab/>} else if (condition2) {</text:span></text:span></text:p>
      <text:p text:style-name="P19"><text:span text:style-name="Source_20_Text"><text:span text:style-name="T30"><text:tab/> <text:s text:c="4"/>// block of code to run if condition1 is false and condition2 is true</text:span></text:span></text:p>
      <text:p text:style-name="P19"><text:span text:style-name="Source_20_Text"><text:span text:style-name="T30"><text:tab/>} else {</text:span></text:span></text:p>
      <text:p text:style-name="P19"><text:span text:style-name="Source_20_Text"><text:span text:style-name="T30"><text:tab/> <text:s text:c="4"/>// runs if both condition1 and condition2 are false</text:span></text:span></text:p>
      <text:p text:style-name="P19"><text:span text:style-name="Source_20_Text"><text:span text:style-name="T30"><text:tab/>}</text:span></text:span></text:p>
      <text:p text:style-name="P19"><text:span text:style-name="Source_20_Text"><text:span text:style-name="T32">if..else</text:span></text:span><text:span text:style-name="Source_20_Text"><text:span text:style-name="T30"> statements are used as expressions (assign a value to a variable and return it)</text:span></text:span></text:p>
      <text:list text:style-name="L16">
        <text:list-item>
          <text:p text:style-name="P47"><text:span text:style-name="Source_20_Text"><text:span text:style-name="T30">val time = 20</text:span></text:span></text:p>
          <text:p text:style-name="P47"><text:span text:style-name="Source_20_Text"><text:span text:style-name="T30">val greeting = if (time &lt; 18) {</text:span></text:span></text:p>
          <text:p text:style-name="P47"><text:span text:style-name="Source_20_Text"><text:span text:style-name="T30"><text:s text:c="5"/>“Good day.”</text:span></text:span></text:p>
          <text:p text:style-name="P47"><text:span text:style-name="Source_20_Text"><text:span text:style-name="T30">} else {</text:span></text:span></text:p>
          <text:p text:style-name="P47"><text:span text:style-name="Source_20_Text"><text:span text:style-name="T30"><text:s text:c="5"/>“Good evening.”</text:span></text:span></text:p>
          <text:p text:style-name="P47"><text:span text:style-name="Source_20_Text"><text:span text:style-name="T30">}</text:span></text:span></text:p>
          <text:p text:style-name="P47"><text:span text:style-name="Source_20_Text"><text:span text:style-name="T30">println(greeting)</text:span></text:span></text:p>
        </text:list-item>
      </text:list>
      <text:p text:style-name="P19"><text:span text:style-name="Source_20_Text"><text:span text:style-name="T30"><text:tab/>// when using if as an expression you </text:span></text:span><text:span text:style-name="Source_20_Text"><text:span text:style-name="T32">must</text:span></text:span><text:span text:style-name="Source_20_Text"><text:span text:style-name="T30"> also include else</text:span></text:span></text:p>
      <text:p text:style-name="P19"><text:span text:style-name="Source_20_Text"><text:span text:style-name="T29">note</text:span></text:span><text:span text:style-name="Source_20_Text"><text:span text:style-name="T30">: can omit the curly braces {} when if has only one statement (kind of like ternary operator in java)</text:span></text:span></text:p>
      <text:list text:style-name="L17">
        <text:list-item>
          <text:p text:style-name="P48"><text:span text:style-name="Source_20_Text"><text:span text:style-name="T30">fun main() {</text:span></text:span></text:p>
          <text:p text:style-name="P48"><text:span text:style-name="Source_20_Text"><text:span text:style-name="T30"><text:s text:c="5"/>val time = 20</text:span></text:span></text:p>
          <text:p text:style-name="P48"><text:span text:style-name="Source_20_Text"><text:span text:style-name="T30"><text:s text:c="5"/>val greeting = if (time &lt; 18) “Good day.” else “Good evening.”</text:span></text:span></text:p>
          <text:p text:style-name="P48"><text:span text:style-name="Source_20_Text"><text:span text:style-name="T30"><text:s text:c="5"/>println(greeting)</text:span></text:span></text:p>
        </text:list-item>
      </text:list>
      <text:p text:style-name="P19"><text:span text:style-name="Source_20_Text"><text:span text:style-name="T30"><text:tab/>}</text:span></text:span></text:p>
      <text:p text:style-name="P19"><text:span text:style-name="Source_20_Text"/></text:p>
      <text:p text:style-name="P19"><text:span text:style-name="Source_20_Text"><text:span text:style-name="T32">when</text:span></text:span><text:span text:style-name="Source_20_Text"><text:span text:style-name="T30"> is used to select one of many code blocks to be executed</text:span></text:span></text:p>
      <text:list text:style-name="L18">
        <text:list-item>
          <text:p text:style-name="P49"><text:span text:style-name="Source_20_Text"><text:span text:style-name="T31">val day = 4</text:span></text:span></text:p>
          <text:p text:style-name="P49"><text:span text:style-name="Source_20_Text"><text:span text:style-name="T31">val result = when (day) {</text:span></text:span></text:p>
          <text:p text:style-name="P49"><text:span text:style-name="Source_20_Text"><text:span text:style-name="T31"><text:s text:c="5"/>1 → “Monday”</text:span></text:span></text:p>
          <text:p text:style-name="P49"><text:span text:style-name="Source_20_Text"><text:span text:style-name="T31"><text:s text:c="5"/>2 → “Tuesday”</text:span></text:span></text:p>
          <text:p text:style-name="P49"><text:span text:style-name="Source_20_Text"><text:span text:style-name="T31"><text:s text:c="5"/>3 → “Wednesday”</text:span></text:span></text:p>
          <text:p text:style-name="P49"><text:span text:style-name="Source_20_Text"><text:span text:style-name="T31"><text:s text:c="5"/>4 → “Thursday”</text:span></text:span></text:p>
          <text:p text:style-name="P49"><text:span text:style-name="Source_20_Text"><text:span text:style-name="T31"><text:s text:c="5"/>5 → “Friday”</text:span></text:span></text:p>
          <text:p text:style-name="P49"><text:span text:style-name="Source_20_Text"><text:span text:style-name="T31"><text:s text:c="5"/>6 → “Saturday”</text:span></text:span></text:p>
          <text:p text:style-name="P49"><text:span text:style-name="Source_20_Text"><text:span text:style-name="T31"><text:s text:c="5"/>7 → “Sunday”</text:span></text:span></text:p>
          <text:p text:style-name="P49"><text:span text:style-name="Source_20_Text"><text:span text:style-name="T31"><text:s text:c="5"/>else → “Invalid day”</text:span></text:span></text:p>
          <text:p text:style-name="P49"><text:span text:style-name="Source_20_Text"><text:span text:style-name="T31">}</text:span></text:span></text:p>
          <text:p text:style-name="P49"><text:span text:style-name="Source_20_Text"><text:span text:style-name="T31">println(result)</text:span></text:span></text:p>
        </text:list-item>
      </text:list>
      <text:p text:style-name="P20"><text:span text:style-name="Source_20_Text"><text:span text:style-name="T31">the variable is evaluated once and then compared to each ‘branch’, each branch starts with a value then an arrow and a result. if there is a match the associated code block will run, otherwise the code in the else statement will run</text:span></text:span></text:p>
      <text:p text:style-name="P20"><text:span text:style-name="Source_20_Text"/></text:p>
      <text:p text:style-name="P20"><text:span text:style-name="Source_20_Text"/></text:p>
      <text:p text:style-name="P20"><text:soft-page-break/><text:span text:style-name="Source_20_Text"><text:span text:style-name="T33">while</text:span></text:span><text:span text:style-name="Source_20_Text"><text:span text:style-name="T31"> loops can execute blocks of code as long as a specified condition is true</text:span></text:span></text:p>
      <text:list text:style-name="L19">
        <text:list-item>
          <text:p text:style-name="P50"><text:span text:style-name="Source_20_Text"><text:span text:style-name="T31">var i = 0</text:span></text:span></text:p>
          <text:p text:style-name="P50"><text:span text:style-name="Source_20_Text"><text:span text:style-name="T31">while (i &lt; 5) {</text:span></text:span></text:p>
          <text:p text:style-name="P50"><text:span text:style-name="Source_20_Text"><text:span text:style-name="T31"><text:s text:c="5"/>println(i)</text:span></text:span></text:p>
          <text:p text:style-name="P50"><text:span text:style-name="Source_20_Text"><text:span text:style-name="T31"><text:s text:c="5"/>i++</text:span></text:span></text:p>
          <text:p text:style-name="P50"><text:span text:style-name="Source_20_Text"><text:span text:style-name="T31">}</text:span></text:span></text:p>
        </text:list-item>
      </text:list>
      <text:p text:style-name="P20"><text:span text:style-name="Source_20_Text"><text:span text:style-name="T33">do..while</text:span></text:span><text:span text:style-name="Source_20_Text"><text:span text:style-name="T31"> loop will execute a code block once, before checking if the statement is true, then repeat the loop as long as the statement is true</text:span></text:span></text:p>
      <text:list text:style-name="L20">
        <text:list-item>
          <text:p text:style-name="P51"><text:span text:style-name="Source_20_Text"><text:span text:style-name="T31">var i = 0</text:span></text:span></text:p>
          <text:p text:style-name="P51"><text:span text:style-name="Source_20_Text"><text:span text:style-name="T31">do {</text:span></text:span></text:p>
          <text:p text:style-name="P51"><text:span text:style-name="Source_20_Text"><text:span text:style-name="T31"><text:s text:c="5"/>println(i)</text:span></text:span></text:p>
          <text:p text:style-name="P51"><text:span text:style-name="Source_20_Text"><text:span text:style-name="T31"><text:s text:c="5"/>i++</text:span></text:span></text:p>
          <text:p text:style-name="P51"><text:span text:style-name="Source_20_Text"><text:span text:style-name="T31">}</text:span></text:span></text:p>
          <text:p text:style-name="P51"><text:span text:style-name="Source_20_Text"><text:span text:style-name="T31">while (i &lt; 5)</text:span></text:span></text:p>
        </text:list-item>
      </text:list>
      <text:p text:style-name="P20"><text:span text:style-name="Source_20_Text"/></text:p>
      <text:p text:style-name="P20"><text:span text:style-name="Source_20_Text"><text:span text:style-name="T33">Break and Continue</text:span></text:span></text:p>
      <text:p text:style-name="P20"><text:span text:style-name="Source_20_Text"><text:span text:style-name="T31">the </text:span></text:span><text:span text:style-name="Source_20_Text"><text:span text:style-name="T33">break</text:span></text:span><text:span text:style-name="Source_20_Text"><text:span text:style-name="T31"> statement is used to jump out of a loop</text:span></text:span></text:p>
      <text:list text:style-name="L21">
        <text:list-item>
          <text:p text:style-name="P52"><text:span text:style-name="Source_20_Text"><text:span text:style-name="T31">var i = 0</text:span></text:span></text:p>
          <text:p text:style-name="P52"><text:span text:style-name="Source_20_Text"><text:span text:style-name="T31">while (i &lt; 10) {</text:span></text:span></text:p>
          <text:p text:style-name="P52"><text:span text:style-name="Source_20_Text"><text:span text:style-name="T31"><text:s text:c="5"/>println(i)</text:span></text:span></text:p>
          <text:p text:style-name="P52"><text:span text:style-name="Source_20_Text"><text:span text:style-name="T31"><text:s text:c="5"/>i++</text:span></text:span></text:p>
          <text:p text:style-name="P52"><text:span text:style-name="Source_20_Text"><text:span text:style-name="T31"><text:s text:c="5"/>if (i == 4) {</text:span></text:span></text:p>
          <text:p text:style-name="P52"><text:span text:style-name="Source_20_Text"><text:span text:style-name="T31"><text:s text:c="10"/>break</text:span></text:span></text:p>
          <text:p text:style-name="P52"><text:span text:style-name="Source_20_Text"><text:span text:style-name="T31"><text:s text:c="5"/>}</text:span></text:span></text:p>
          <text:p text:style-name="P52"><text:span text:style-name="Source_20_Text"><text:span text:style-name="T31">}</text:span></text:span></text:p>
        </text:list-item>
      </text:list>
      <text:p text:style-name="P20"><text:span text:style-name="Source_20_Text"><text:span text:style-name="T31">the </text:span></text:span><text:span text:style-name="Source_20_Text"><text:span text:style-name="T9">continue </text:span></text:span><text:span text:style-name="Source_20_Text"><text:span text:style-name="T6">statement breaks one iteration, if a specified condition occurs, and continues with the next iteration in the loop</text:span></text:span></text:p>
      <text:list text:style-name="L22">
        <text:list-item>
          <text:p text:style-name="P53"><text:span text:style-name="Source_20_Text"><text:span text:style-name="T6">var i = 0</text:span></text:span></text:p>
          <text:p text:style-name="P53"><text:span text:style-name="Source_20_Text"><text:span text:style-name="T6">while (i &lt; 10) {</text:span></text:span></text:p>
          <text:p text:style-name="P53"><text:span text:style-name="Source_20_Text"><text:span text:style-name="T6"><text:s text:c="5"/>if (i == 4) {</text:span></text:span></text:p>
          <text:p text:style-name="P53"><text:span text:style-name="Source_20_Text"><text:span text:style-name="T6"><text:s text:c="10"/>i++</text:span></text:span></text:p>
          <text:p text:style-name="P53"><text:span text:style-name="Source_20_Text"><text:span text:style-name="T6"><text:s text:c="10"/>continue // when i == 4 the loop will start back over without printing 4</text:span></text:span></text:p>
          <text:p text:style-name="P53"><text:span text:style-name="Source_20_Text"><text:span text:style-name="T6"><text:s text:c="5"/>}</text:span></text:span></text:p>
          <text:p text:style-name="P53"><text:span text:style-name="Source_20_Text"><text:span text:style-name="T6"><text:s text:c="5"/>println(i)</text:span></text:span></text:p>
          <text:p text:style-name="P53"><text:span text:style-name="Source_20_Text"><text:span text:style-name="T6"><text:s text:c="5"/>i++</text:span></text:span></text:p>
          <text:p text:style-name="P53"><text:span text:style-name="Source_20_Text"><text:span text:style-name="T6">}</text:span></text:span></text:p>
        </text:list-item>
      </text:list>
      <text:p text:style-name="P20"><text:span text:style-name="Source_20_Text"/></text:p>
      <text:p text:style-name="P20"><text:span text:style-name="Source_20_Text"><text:span text:style-name="T9">Kotlin Arrays</text:span></text:span></text:p>
      <text:p text:style-name="P20"><text:span text:style-name="Source_20_Text"><text:span text:style-name="T9">arrays</text:span></text:span><text:span text:style-name="Source_20_Text"><text:span text:style-name="T6"> are used to store multiple values in a single variable, </text:span></text:span><text:span text:style-name="Source_20_Text"><text:span text:style-name="T7">and the first element is index [0]</text:span></text:span></text:p>
      <text:p text:style-name="P20"><text:span text:style-name="Source_20_Text"><text:span text:style-name="T6">to create one, use the </text:span></text:span><text:span text:style-name="Source_20_Text"><text:span text:style-name="T9">arrayOf()</text:span></text:span><text:span text:style-name="Source_20_Text"><text:span text:style-name="T6"> function and place the values in a comma-seperated list</text:span></text:span></text:p>
      <text:list text:style-name="L23">
        <text:list-item>
          <text:p text:style-name="P54"><text:span text:style-name="Source_20_Text"><text:span text:style-name="T6">val cars = arrayOf(“</text:span></text:span><text:span text:style-name="Source_20_Text"><text:span text:style-name="T7">Volvo</text:span></text:span><text:span text:style-name="Source_20_Text"><text:span text:style-name="T6">”, “</text:span></text:span><text:span text:style-name="Source_20_Text"><text:span text:style-name="T7">BMW”, “Ford”, “Mazda”</text:span></text:span><text:span text:style-name="Source_20_Text"><text:span text:style-name="T6">)</text:span></text:span></text:p>
        </text:list-item>
      </text:list>
      <text:p text:style-name="P21"><text:span text:style-name="Source_20_Text"><text:span text:style-name="T10">access</text:span></text:span><text:span text:style-name="Source_20_Text"><text:span text:style-name="T7"> an array element by using its </text:span></text:span><text:span text:style-name="Source_20_Text"><text:span text:style-name="T10">index number</text:span></text:span><text:span text:style-name="Source_20_Text"><text:span text:style-name="T7"> inside square brackets (cars[0]) // volvo</text:span></text:span></text:p>
      <text:p text:style-name="P21"><text:span text:style-name="Source_20_Text"><text:span text:style-name="T10">change</text:span></text:span><text:span text:style-name="Source_20_Text"><text:span text:style-name="T7"> an array element by assigning it a new value using its index number: cars[0] = “Holden”</text:span></text:span></text:p>
      <text:p text:style-name="P21"><text:span text:style-name="Source_20_Text"><text:span text:style-name="T7">to find out </text:span></text:span><text:span text:style-name="Source_20_Text"><text:span text:style-name="T10">how many</text:span></text:span><text:span text:style-name="Source_20_Text"><text:span text:style-name="T7"> elements an array has, use the </text:span></text:span><text:span text:style-name="Source_20_Text"><text:span text:style-name="T10">size</text:span></text:span><text:span text:style-name="Source_20_Text"><text:span text:style-name="T7"> property: println(cars.size) // outputs 4</text:span></text:span></text:p>
      <text:p text:style-name="P21"><text:span text:style-name="Source_20_Text"><text:span text:style-name="T7">can use the </text:span></text:span><text:span text:style-name="Source_20_Text"><text:span text:style-name="T10">in</text:span></text:span><text:span text:style-name="Source_20_Text"><text:span text:style-name="T7"> operator to check if an element exists in an array</text:span></text:span></text:p>
      <text:list text:style-name="L24">
        <text:list-item>
          <text:p text:style-name="P55"><text:span text:style-name="Source_20_Text"><text:span text:style-name="T7">if (“BMW” in cars) {</text:span></text:span></text:p>
          <text:p text:style-name="P55"><text:span text:style-name="Source_20_Text"><text:span text:style-name="T7"><text:s text:c="5"/>println(“It exists”)</text:span></text:span></text:p>
          <text:p text:style-name="P55"><text:span text:style-name="Source_20_Text"><text:span text:style-name="T7">} else {</text:span></text:span></text:p>
          <text:p text:style-name="P55"><text:span text:style-name="Source_20_Text"><text:span text:style-name="T7"><text:s text:c="5"/>println(“Does not exist”)</text:span></text:span></text:p>
          <text:p text:style-name="P55"><text:soft-page-break/><text:span text:style-name="Source_20_Text"><text:span text:style-name="T7">}</text:span></text:span></text:p>
        </text:list-item>
      </text:list>
      <text:p text:style-name="P21"><text:span text:style-name="Source_20_Text"><text:span text:style-name="T10">loop</text:span></text:span><text:span text:style-name="Source_20_Text"><text:span text:style-name="T7"> through an array with the </text:span></text:span><text:span text:style-name="Source_20_Text"><text:span text:style-name="T10">for</text:span></text:span><text:span text:style-name="Source_20_Text"><text:span text:style-name="T7"> loop</text:span></text:span></text:p>
      <text:p text:style-name="P21"><text:span text:style-name="Source_20_Text"/></text:p>
      <text:p text:style-name="P21"><text:span text:style-name="Source_20_Text"><text:span text:style-name="T10">For loop</text:span></text:span></text:p>
      <text:p text:style-name="P21"><text:span text:style-name="Source_20_Text"><text:span text:style-name="T7">used to loop through an array with the </text:span></text:span><text:span text:style-name="Source_20_Text"><text:span text:style-name="T10">in</text:span></text:span><text:span text:style-name="Source_20_Text"><text:span text:style-name="T7"> operator</text:span></text:span></text:p>
      <text:list text:style-name="L25">
        <text:list-item>
          <text:p text:style-name="P56"><text:span text:style-name="Source_20_Text"><text:span text:style-name="T7">for (x in cars) {</text:span></text:span></text:p>
          <text:p text:style-name="P56"><text:span text:style-name="Source_20_Text"><text:span text:style-name="T7"><text:s text:c="5"/>println(x)</text:span></text:span></text:p>
          <text:p text:style-name="P56"><text:span text:style-name="Source_20_Text"><text:span text:style-name="T7">}</text:span></text:span></text:p>
        </text:list-item>
      </text:list>
      <text:p text:style-name="P21"><text:span text:style-name="Source_20_Text"><text:span text:style-name="T7">unlike java and others, there is no traditional for loop in Kotlin</text:span></text:span></text:p>
      <text:p text:style-name="P21"><text:span text:style-name="Source_20_Text"><text:span text:style-name="T7">In Kotlin, the for loop is used to loop through arrays, ranges, and other things that contains a countable number of values.</text:span></text:span></text:p>
      <text:p text:style-name="P21"><text:span text:style-name="Source_20_Text"/></text:p>
      <text:p text:style-name="P21"><text:span text:style-name="Source_20_Text"><text:span text:style-name="T10">Kotlin Ranges</text:span></text:span></text:p>
      <text:p text:style-name="P21"><text:span text:style-name="Source_20_Text"><text:span text:style-name="T7">with the for loop you can also create ranges of values with “</text:span></text:span><text:span text:style-name="Source_20_Text"><text:span text:style-name="T10">..</text:span></text:span><text:span text:style-name="Source_20_Text"><text:span text:style-name="T7">”</text:span></text:span></text:p>
      <text:list text:style-name="L26">
        <text:list-item>
          <text:p text:style-name="P57"><text:span text:style-name="Source_20_Text"><text:span text:style-name="T7">for (chars in ‘a’..’x’) {</text:span></text:span></text:p>
          <text:p text:style-name="P57"><text:span text:style-name="Source_20_Text"><text:span text:style-name="T7"><text:s text:c="5"/>println(chars)</text:span></text:span></text:p>
          <text:p text:style-name="P57"><text:span text:style-name="Source_20_Text"><text:span text:style-name="T7">}</text:span></text:span></text:p>
        </text:list-item>
        <text:list-item>
          <text:p text:style-name="P57"><text:span text:style-name="Source_20_Text"><text:span text:style-name="T7">for (nums in 5..15) {</text:span></text:span></text:p>
          <text:p text:style-name="P57"><text:span text:style-name="Source_20_Text"><text:span text:style-name="T7"><text:s text:c="5"/>println(nums)</text:span></text:span></text:p>
          <text:p text:style-name="P57"><text:span text:style-name="Source_20_Text"><text:span text:style-name="T7">}</text:span></text:span></text:p>
        </text:list-item>
      </text:list>
      <text:p text:style-name="P21"><text:span text:style-name="Source_20_Text"><text:span text:style-name="T7">can use </text:span></text:span><text:span text:style-name="Source_20_Text"><text:span text:style-name="T10">in</text:span></text:span><text:span text:style-name="Source_20_Text"><text:span text:style-name="T7"> to check if a value exists in a range</text:span></text:span></text:p>
      <text:list text:style-name="L27">
        <text:list-item>
          <text:p text:style-name="P58"><text:span text:style-name="Source_20_Text"><text:span text:style-name="T7">if (2 in nums) {</text:span></text:span></text:p>
          <text:p text:style-name="P58"><text:span text:style-name="Source_20_Text"><text:span text:style-name="T7"><text:s text:c="5"/>println(“exists”)</text:span></text:span></text:p>
          <text:p text:style-name="P58"><text:span text:style-name="Source_20_Text"><text:span text:style-name="T7">} else {</text:span></text:span></text:p>
          <text:p text:style-name="P58"><text:span text:style-name="Source_20_Text"><text:span text:style-name="T7"><text:s text:c="5"/>println(“doesn’t exist”)</text:span></text:span></text:p>
          <text:p text:style-name="P58"><text:span text:style-name="Source_20_Text"><text:span text:style-name="T7">}</text:span></text:span></text:p>
        </text:list-item>
      </text:list>
      <text:p text:style-name="P21"><text:span text:style-name="Source_20_Text"><text:span text:style-name="T7">can also </text:span></text:span><text:span text:style-name="Source_20_Text"><text:span text:style-name="T10">break</text:span></text:span><text:span text:style-name="Source_20_Text"><text:span text:style-name="T7"> and </text:span></text:span><text:span text:style-name="Source_20_Text"><text:span text:style-name="T10">continue</text:span></text:span><text:span text:style-name="Source_20_Text"><text:span text:style-name="T7"> keywords in a range/for loop</text:span></text:span></text:p>
      <text:p text:style-name="P21"><text:span text:style-name="Source_20_Text"/></text:p>
      <text:p text:style-name="P21"><text:span text:style-name="Source_20_Text"><text:span text:style-name="T10">Kotlin Functions</text:span></text:span></text:p>
      <text:p text:style-name="P22"><text:span text:style-name="T12">a </text:span><text:span text:style-name="T8">function</text:span><text:span text:style-name="T12"> is a block of code which only runs when it is called (a.k.a. methods)</text:span></text:p>
      <text:p text:style-name="P22"><text:span text:style-name="T12">to </text:span><text:span text:style-name="T8">create</text:span><text:span text:style-name="T12"> functions, use the </text:span><text:span text:style-name="T8">fun</text:span><text:span text:style-name="T12"> keyword and write the name of the function followed by parentheses ():</text:span></text:p>
      <text:p text:style-name="P35"><text:tab/>fun myFunction() {</text:p>
      <text:p text:style-name="P35"><text:tab/> <text:s text:c="2"/>println(“I jut got executed”)</text:p>
      <text:p text:style-name="P35"><text:tab/>}</text:p>
      <text:p text:style-name="P22"><text:span text:style-name="T12">to </text:span><text:span text:style-name="T8">call</text:span><text:span text:style-name="T12"> a function write the name of the function followed by two parentheses()</text:span></text:p>
      <text:p text:style-name="P35"><text:tab/>fun main() {</text:p>
      <text:p text:style-name="P35"><text:tab/> <text:s text:c="2"/>myFunction() <text:s/>// call myFunction</text:p>
      <text:p text:style-name="P35"><text:tab/>}</text:p>
      <text:p text:style-name="P22"><text:span text:style-name="T12">you can pass </text:span><text:span text:style-name="T8">parameters/data</text:span><text:span text:style-name="T12"> into functions</text:span></text:p>
      <text:p text:style-name="P23"><text:span text:style-name="T12">separated with a</text:span><text:span text:style-name="T8"> comma</text:span><text:span text:style-name="T12"> and specify the type of each parameter (Int, String, </text:span><text:span text:style-name="T13">etc)</text:span></text:p>
      <text:p text:style-name="P37"><text:tab/>fun myFunction(fname: String) {</text:p>
      <text:p text:style-name="P37"><text:tab/> <text:s text:c="3"/>println(fname + “ Doe”)</text:p>
      <text:p text:style-name="P23"><text:span text:style-name="T11"><text:tab/></text:span><text:span text:style-name="T13">}</text:span></text:p>
      <text:p text:style-name="P36"><text:tab/></text:p>
      <text:p text:style-name="P23"><text:span text:style-name="T12"><text:tab/></text:span><text:span text:style-name="T13">fun main() {</text:span></text:p>
      <text:p text:style-name="P37"><text:tab/> <text:s text:c="3"/>myFunction(“John”)</text:p>
      <text:p text:style-name="P37"><text:tab/> <text:s text:c="3"/>myFunction(“Jane”)</text:p>
      <text:p text:style-name="P37"><text:tab/>}</text:p>
      <text:p text:style-name="P24"><text:span text:style-name="T12">// in kotlin you can use </text:span><text:span text:style-name="T8">=</text:span><text:span text:style-name="T12"> instead of </text:span><text:span text:style-name="T8">return</text:span><text:span text:style-name="T12"> without specifying the return type</text:span></text:p>
      <text:p text:style-name="P24"><text:soft-page-break/><text:span text:style-name="T12"><text:tab/>fun myFunction(x: Int, y: Int) = x + y</text:span></text:p>
      <text:p text:style-name="P24"/>
      <text:p text:style-name="P37"><text:tab/>fun main() {</text:p>
      <text:p text:style-name="P37"><text:tab/> <text:s text:c="3"/>var result = myFunction(3, 5)</text:p>
      <text:p text:style-name="P37"><text:tab/> <text:s text:c="3"/>println(result)</text:p>
      <text:p text:style-name="P24"><text:span text:style-name="T12"><text:tab/>}</text:span><text:span text:style-name="T1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7T16:34:49.826831071</meta:creation-date>
    <dc:date>2025-04-19T22:50:10.560420685</dc:date>
    <meta:editing-duration>PT3H49M27S</meta:editing-duration>
    <meta:editing-cycles>11</meta:editing-cycles>
    <meta:generator>LibreOffice/7.4.7.2$Linux_X86_64 LibreOffice_project/40$Build-2</meta:generator>
    <meta:document-statistic meta:table-count="0" meta:image-count="0" meta:object-count="0" meta:page-count="7" meta:paragraph-count="263" meta:word-count="1945" meta:character-count="10104" meta:non-whitespace-character-count="8259"/>
  </office:meta>
</office:document-meta>
</file>